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4415a" officeooo:paragraph-rsid="002868ff"/>
    </style:style>
    <style:style style:name="P3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2868ff" officeooo:paragraph-rsid="0029811c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officeooo:rsid="0028d37f" officeooo:paragraph-rsid="0029811c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28d37f" officeooo:paragraph-rsid="0029811c" style:font-size-asian="12pt" style:font-size-complex="12pt"/>
    </style:style>
    <style:style style:name="P8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cdbd9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0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rsid="001cdbd9" officeooo:paragraph-rsid="00257e3f"/>
    </style:style>
    <style:style style:name="P12" style:family="paragraph" style:parent-style-name="Heading_20_1">
      <style:paragraph-properties fo:text-align="center" style:justify-single-word="false"/>
      <style:text-properties style:font-name="Verdana" fo:font-size="32pt" fo:font-weight="bold" officeooo:paragraph-rsid="0012444d" style:font-size-asian="32pt" style:font-weight-asian="bold" style:font-size-complex="3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officeooo:rsid="001d8cf7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cdbd9" style:font-size-asian="18pt" style:font-size-complex="18pt"/>
    </style:style>
    <style:style style:name="T7" style:family="text">
      <style:text-properties officeooo:rsid="00296bb4"/>
    </style:style>
    <style:style style:name="T8" style:family="text">
      <style:text-properties officeooo:rsid="002bee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3">Slavko Zagorac</text:p>
      <text:p text:style-name="P1"/>
      <text:p text:style-name="P4"/>
      <text:h text:style-name="P12" text:outline-level="1">Vexill<text:span text:style-name="T4">a</text:span></text:h>
      <text:p text:style-name="P3"/>
      <text:p text:style-name="P9"><text:span text:style-name="T2">f</text:span><text:span text:style-name="T1">or</text:span></text:p>
      <text:p text:style-name="P10"><text:span text:style-name="T1"><text:line-break/></text:span><text:span text:style-name="T6">Bass </text:span><text:span text:style-name="T5">Clarinet</text:span></text:p>
      <text:p text:style-name="P11">Violin</text:p>
      <text:p text:style-name="P8">Violoncello<text:span text:style-name="T3"><text:line-break/></text:span></text:p>
      <text:p text:style-name="P5"/>
      <text:p text:style-name="P5"><text:span text:style-name="T7">Cello</text:span> Part</text:p>
      <text:p text:style-name="Text_20_body"/>
      <text:p text:style-name="P6">For Information only.</text:p>
      <text:p text:style-name="P7">The score will be visualised on computer screens during <text:span text:style-name="T8">a</text:span> performance</text:p>
      <text:p text:style-name="Text_20_body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05:06.873236000</meta:creation-date>
    <dc:date>2018-09-25T09:31:37.632369050</dc:date>
    <meta:editing-duration>PT3H53M39S</meta:editing-duration>
    <meta:editing-cycles>21</meta:editing-cycles>
    <meta:generator>LibreOffice/5.3.7.2$MacOSX_X86_64 LibreOffice_project/6b8ed514a9f8b44d37a1b96673cbbdd077e24059</meta:generator>
    <dc:creator>Slavko Zagorac</dc:creator>
    <meta:document-statistic meta:table-count="0" meta:image-count="0" meta:object-count="0" meta:page-count="1" meta:paragraph-count="9" meta:word-count="24" meta:character-count="156" meta:non-whitespace-character-count="139"/>
  </office:meta>
</office:document-meta>
</file>